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ans" svg:font-family="OpenSan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text-properties fo:language="ru" fo:country="RU" fo:font-weight="bold" style:font-weight-asian="bold" style:font-weight-complex="bold"/>
    </style:style>
    <style:style style:name="P3" style:family="paragraph" style:parent-style-name="Text_20_body">
      <style:paragraph-properties fo:margin-left="0cm" fo:margin-right="0cm" fo:margin-top="0cm" fo:margin-bottom="0.529cm" fo:text-align="justify" style:justify-single-word="false" fo:orphans="2" fo:widows="2" fo:text-indent="0cm" style:auto-text-indent="false" fo:padding="0cm" fo:border="none"/>
      <style:text-properties fo:font-variant="normal" fo:text-transform="none" fo:color="#000000" style:font-name="Times New Roman" fo:font-size="13pt" fo:letter-spacing="normal" fo:font-style="normal" fo:font-weight="normal" style:font-size-asian="13pt" style:font-size-complex="13pt"/>
    </style:style>
    <style:style style:name="P4" style:family="paragraph" style:parent-style-name="Text_20_body">
      <style:text-properties fo:font-variant="normal" fo:text-transform="none" fo:color="#000000" style:font-name="Times New Roman" fo:font-size="13pt" fo:letter-spacing="normal" fo:language="ru" fo:country="RU" fo:font-style="normal" fo:font-weight="normal" style:font-size-asian="13pt" style:font-size-complex="13pt"/>
    </style:style>
    <style:style style:name="P5" style:family="paragraph" style:parent-style-name="Text_20_body">
      <style:paragraph-properties fo:margin-left="0cm" fo:margin-right="0cm" fo:margin-top="0cm" fo:margin-bottom="0.529cm" fo:text-align="start" style:justify-single-word="false" fo:orphans="2" fo:widows="2" fo:text-indent="0cm" style:auto-text-indent="false" fo:padding="0cm" fo:border="none"/>
      <style:text-properties fo:font-variant="normal" fo:text-transform="none" fo:color="#000000" style:font-name="OpenSans" fo:letter-spacing="normal" fo:font-style="normal" fo:font-weight="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апыкина Анастасия Дмитриевна. ИКТ-21.<text:span text:style-name="T1"> Мy theme gadgets. </text:span></text:p>
      <text:p text:style-name="P2">Статья №1. тема: «WHAT IS A COMPUTER?»</text:p>
      <text:p text:style-name="P4">A computer is a machine with an intricate network of electronic circuits that operate switches or magnetize tiny metal cores. The switches, like the cores, are capable of being in one or two possible states, that is, on or off; magnetized or demagnetized. The machine is capable of storing and manipulating numbers, letters, and characters (symbols).</text:p>
      <text:p text:style-name="P3">The basic idea of a computer is that we can make the machine do what we want by inputting signals that turn certain switches on and turn others off, or magnetize or do not magnetize the cores.</text:p>
      <text:p text:style-name="P3">The basic job of computers is processing of information. For this reason, computers can be defined as devices which accept information in the form of instructions, called a program, and characters, called data, perform mathematical and / or logical operations on the information, and then supply results of these operations. The program, or part of it, which tells the computers what to do and the data, which provide the information needed to solve the problem, are kept inside the computer in a place called memory.</text:p>
      <text:p text:style-name="P3">It is considered that computers have many remarkable powers. However, most computers, whether large or small, have three basic capabilities.</text:p>
      <text:p text:style-name="P3">First, computers have circuits for performing arithmetic operations, such as: addition, subtraction, division, multiplication and exponentiation.</text:p>
      <text:p text:style-name="P3">Second, computers have a means of communicating with the user. After all, if we couldn't feed information in and get results back, these machines wouldn't be of much use. Some of the most common methods of inputting information are to use terminals, diskettes, disks and magnetic tapes. The computer's input device (a disk drive or tape drive) reads the information into the computer. For outputting information two common devices used are: a printer, printing the new information on paper, and a cathode-ray-tube display, which shows the results on a TV- like screen.</text:p>
      <text:p text:style-name="P3">Third, computers have circuits which can make decisions. The kinds of decisions which computer circuits can make are not of the type: "Who would win the war between two countries?" or "Who is the richest person in the world?" Unfortunately, the computer can only decide three things, namely: Is one number less than another? Are two numbers equal? and, Is one number greater than another?</text:p>
      <text:p text:style-name="P3">A computer can solve a series of problems and make thousands of logical decisions without becoming tired. It can find the solution to a problem in a fraction of the time it takes a human being to do the job.</text:p>
      <text:p text:style-name="P3">A computer can replace people in dull, routine tasks, but it works according to the instructions given to it. There are times when a computer seems to operate like a mechanical 'brain', but its achievements are limited by the minds of human beings. A computer cannot do anything unless a person tells it what to do and gives it the necessary information; but because electric pulses can move at the speed of light, a computer can carry out great numbers of arithmetic-logical operations almost instantaneously. A person can do the same, but in many cases that person would be dead long before the job was finished.</text:p>
      <text:p text:style-name="P5"><text:soft-page-break/><text:span text:style-name="T1">Компьютер</text:span> - это машина со сложной сетью электронных схем, которые управляют переключателями или намагничивают крошечные металлические сердечники. Переключатели, как и ядра, могут находиться в одном или двух возможных состояниях, то есть во включенном или выключенном состоянии; намагниченный или размагниченный. Машина способна хранить и обрабатывать числа, буквы и символы (символы).<text:line-break/><text:line-break/><text:span text:style-name="T1">Основная идея компьютера</text:span> состоит в том, что мы можем заставить машину делать то, что мы хотим, вводя сигналы, которые включают одни переключатели и выключают другие, либо намагничивают, либо не намагничивают сердечники.<text:line-break/><text:line-break/><text:span text:style-name="T1">Основная задача компьютеров - обработка информации.</text:span> По этой причине компьютеры можно определить как устройства, которые принимают информацию в форме инструкций, называемых программой, и символов, называемых данными, выполняют математические и / или логические операции с информацией, а затем предоставляют результаты этих операций. Программа или ее часть, которая сообщает компьютеру, что делать, и данные, которые предоставляют информацию, необходимую для решения проблемы, хранятся внутри компьютера в месте, называемом памятью.<text:line-break/>Считается, что компьютеры обладают многими замечательными способностями. Однако большинство компьютеров, больших или малых, обладают тремя основными возможностями.<text:line-break/><text:span text:style-name="T1">Во-первых</text:span>, в компьютерах есть схемы для выполнения арифметических операций, таких как сложение, вычитание, деление, умножение и возведение в степень.<text:line-break/><text:span text:style-name="T1">Во-вторых</text:span>, у компьютеров есть средства связи с пользователем. В конце концов, если бы мы не могли вводить информацию и возвращать результаты, от этих машин было бы мало пользы. Некоторые из наиболее распространенных методов ввода информации - использование терминалов, дискет, дисков и магнитных лент. Устройство ввода компьютера (дисковод или ленточный накопитель) считывает информацию в компьютер. Для вывода информации используются два распространенных устройства: принтер, печатающий новую информацию на бумаге, и дисплей с электронно-лучевой трубкой, который показывает результаты на экране телевизора.<text:line-break/><text:span text:style-name="T1">В-третьих</text:span>, у компьютеров есть схемы, которые могут принимать решения. Решения, которые могут принимать компьютерные схемы, не относятся к типу: «Кто выиграет войну между двумя странами?» или «Кто самый богатый человек в мире?» К сожалению, компьютер может решить только три вещи, а именно: одно число меньше другого? Два числа равны? и одно число больше другого?<text:line-break/><text:line-break/>Компьютер может решать ряд проблем и принимать тысячи логических решений, не уставая. Он может найти решение проблемы за долю времени, которое требуется человеку для выполнения работы.<text:line-break/><text:line-break/>Компьютер может заменить людей в скучных рутинных задачах, но он работает в соответствии с данными ему инструкциями. Иногда кажется, что компьютер работает как механический «мозг», но его достижения ограничены разумом людей. Компьютер ничего не может сделать, если человек не скажет ему, что делать, и не предоставит необходимую информацию; но поскольку электрические импульсы могут двигаться со скоростью света, компьютер может выполнять большое количество арифметико-логических операций почти мгновенно. Человек может сделать то же самое, но во многих случаях этот человек умрет задолго до того, как работа будет завершена.</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ans" svg:font-family="OpenSan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7M6S</meta:editing-duration>
    <meta:editing-cycles>5</meta:editing-cycles>
    <meta:generator>OpenOffice/4.1.2$Win32 OpenOffice.org_project/412m3$Build-9782</meta:generator>
    <dc:date>2021-09-12T11:29:27.90</dc:date>
    <meta:document-statistic meta:table-count="0" meta:image-count="0" meta:object-count="0" meta:page-count="3" meta:paragraph-count="12" meta:word-count="957" meta:character-count="6451"/>
    <meta:user-defined meta:name="Info 1"/>
    <meta:user-defined meta:name="Info 2"/>
    <meta:user-defined meta:name="Info 3"/>
    <meta:user-defined meta:name="Info 4"/>
  </office:meta>
</office:document-meta>
</file>